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385cm" fo:min-width="0.77cm"/>
      <style:paragraph-properties style:writing-mode="lr-tb"/>
    </style:style>
    <style:style style:name="gr3" style:family="graphic" style:parent-style-name="standard">
      <style:graphic-properties svg:stroke-color="#000000" draw:fill-color="#5983b0" draw:textarea-horizontal-align="justify" draw:textarea-vertical-align="middle" draw:auto-grow-height="false" fo:min-height="0.385cm" fo:min-width="2.8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4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521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0.312cm"/>
      <style:paragraph-properties style:writing-mode="lr-tb"/>
    </style:style>
    <style:style style:name="gr8" style:family="graphic" style:parent-style-name="standard">
      <style:graphic-properties svg:stroke-color="#000000" draw:fill-color="#5983b0" draw:textarea-horizontal-align="justify" draw:textarea-vertical-align="middle" draw:auto-grow-height="false" fo:min-height="0.385cm" fo:min-width="5.3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6.818cm"/>
      <style:paragraph-properties style:writing-mode="lr-tb"/>
    </style:style>
    <style:style style:name="gr10" style:family="graphic" style:parent-style-name="standard">
      <style:graphic-properties svg:stroke-color="#000000" draw:fill-color="#5983b0" draw:textarea-horizontal-align="justify" draw:textarea-vertical-align="middle" draw:auto-grow-height="false" fo:min-height="0.385cm" fo:min-width="5.566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0cm"/>
      <style:paragraph-properties style:writing-mode="lr-tb"/>
    </style:style>
    <style:style style:name="gr12" style:family="graphic" style:parent-style-name="standard">
      <style:graphic-properties svg:stroke-color="#000000" draw:fill-color="#81d41a" draw:textarea-horizontal-align="justify" draw:textarea-vertical-align="middle" draw:auto-grow-height="false" fo:min-height="0.385cm" fo:min-width="0.7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Mono1" fo:font-size="8pt" style:font-size-asian="8pt" style:font-size-complex="8pt"/>
    </style:style>
    <style:style style:name="P2" style:family="paragraph">
      <loext:graphic-properties draw:fill-color="#dddddd"/>
      <style:paragraph-properties fo:text-align="center" style:writing-mode="lr-tb"/>
      <style:text-properties style:font-name="Noto Mono1" fo:font-size="8pt" style:font-size-asian="8pt" style:font-size-complex="8pt"/>
    </style:style>
    <style:style style:name="P3" style:family="paragraph">
      <loext:graphic-properties draw:fill-color="#5983b0"/>
      <style:paragraph-properties fo:text-align="center" style:writing-mode="lr-tb"/>
      <style:text-properties style:font-name="Noto Mono1"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style:font-name="Noto Mono1" fo:font-size="14pt" style:font-size-asian="14pt" style:font-size-complex="14pt"/>
    </style:style>
    <style:style style:name="P5" style:family="paragraph">
      <loext:graphic-properties draw:fill-color="#81d41a"/>
      <style:paragraph-properties fo:text-align="center" style:writing-mode="lr-tb"/>
      <style:text-properties style:font-name="Noto Mono1" fo:font-size="8pt" style:font-size-asian="8pt" style:font-size-complex="8pt"/>
    </style:style>
    <style:style style:name="T1" style:family="text">
      <style:text-properties style:font-name="Noto Mono1" fo:font-size="10pt" style:font-size-asian="10pt" style:font-size-complex="10pt"/>
    </style:style>
    <style:style style:name="T2" style:family="text">
      <style:text-properties style:font-name="Noto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5.08cm" svg:height="0.635cm" svg:x="5.094cm" svg:y="3.285cm">
              <text:p text:style-name="P1"><text:span text:style-name="T1">for-loop-waitin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0.174cm" svg:y="3.285cm">
              <text:p text:style-name="P1"><text:span text:style-name="T1">I/O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3.302cm" svg:height="0.635cm" svg:x="3.824cm" svg:y="4.514cm">
            <text:p text:style-name="P1"><text:span text:style-name="T1">Prepar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cm" svg:height="0.635cm" svg:x="3.824cm" svg:y="3.285cm">
            <text:p text:style-name="P1"><text:span text:style-name="T1">fork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28cm" svg:height="0.835cm" svg:x="1.127cm" svg:y="3.198cm">
            <draw:text-box>
              <text:p><text:span text:style-name="T2">Parent</text:span></text:p>
            </draw:text-box>
          </draw:frame>
          <draw:frame draw:style-name="gr5" draw:text-style-name="P4" draw:layer="layout" svg:width="1.984cm" svg:height="0.835cm" svg:x="1.127cm" svg:y="4.414cm">
            <draw:text-box>
              <text:p><text:span text:style-name="T2">Child</text:span></text:p>
            </draw:text-box>
          </draw:frame>
          <draw:g>
            <draw:custom-shape draw:style-name="gr1" draw:text-style-name="P2" draw:layer="layout" svg:width="5.08cm" svg:height="0.635cm" svg:x="7.126cm" svg:y="4.514cm">
              <text:p text:style-name="P1"><text:span text:style-name="T1">for-loop-waitin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2.206cm" svg:y="4.514cm">
              <text:p text:style-name="P1"><text:span text:style-name="T1">I/O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5.08cm" svg:height="0.635cm" svg:x="11.444cm" svg:y="3.285cm">
              <text:p text:style-name="P1"><text:span text:style-name="T1">for-loop-waitin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6.524cm" svg:y="3.285cm">
              <text:p text:style-name="P1"><text:span text:style-name="T1">I/O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5.08cm" svg:height="0.635cm" svg:x="13.476cm" svg:y="4.514cm">
              <text:p text:style-name="P1"><text:span text:style-name="T1">for-loop-waiting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8.556cm" svg:y="4.514cm">
              <text:p text:style-name="P1"><text:span text:style-name="T1">I/O</text:span></text:p>
              <draw:enhanced-geometry svg:viewBox="0 0 21600 21600" draw:type="rectangle" draw:enhanced-path="M 0 0 L 21600 0 21600 21600 0 21600 0 0 Z N"/>
            </draw:custom-shape>
          </draw:g>
          <draw:frame draw:style-name="gr6" draw:text-style-name="P4" draw:layer="layout" svg:width="7.021cm" svg:height="0.835cm" svg:x="1.132cm" svg:y="2.016cm">
            <draw:text-box>
              <text:p><text:span text:style-name="T2">With a large ITR value</text:span></text:p>
            </draw:text-box>
          </draw:frame>
        </draw:g>
        <draw:g>
          <draw:g>
            <draw:custom-shape draw:style-name="gr7" draw:text-style-name="P2" draw:layer="layout" svg:width="0.812cm" svg:height="0.635cm" svg:x="5.094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5.906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7.176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7.988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9.716cm" svg:y="8.563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0.528cm" svg:y="8.563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3" draw:layer="layout" svg:width="5.892cm" svg:height="0.635cm" svg:x="3.824cm" svg:y="8.563cm">
            <text:p text:style-name="P1"><text:span text:style-name="T1">Prepa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27cm" svg:height="0.635cm" svg:x="3.824cm" svg:y="7.347cm">
            <text:p text:style-name="P1"><text:span text:style-name="T1">fork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28cm" svg:height="0.835cm" svg:x="1.127cm" svg:y="7.247cm">
            <draw:text-box>
              <text:p><text:span text:style-name="T2">Parent</text:span></text:p>
            </draw:text-box>
          </draw:frame>
          <draw:frame draw:style-name="gr5" draw:text-style-name="P4" draw:layer="layout" svg:width="1.984cm" svg:height="0.835cm" svg:x="1.127cm" svg:y="8.463cm">
            <draw:text-box>
              <text:p><text:span text:style-name="T2">Child</text:span></text:p>
            </draw:text-box>
          </draw:frame>
          <draw:frame draw:style-name="gr9" draw:text-style-name="P4" draw:layer="layout" svg:width="7.318cm" svg:height="0.835cm" svg:x="1.132cm" svg:y="6.065cm">
            <draw:text-box>
              <text:p><text:span text:style-name="T2">With a median ITR value</text:span></text:p>
            </draw:text-box>
          </draw:frame>
          <draw:g>
            <draw:custom-shape draw:style-name="gr7" draw:text-style-name="P2" draw:layer="layout" svg:width="0.812cm" svg:height="0.635cm" svg:x="9.235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0.047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1.294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2.106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3.353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4.165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5.435cm" svg:y="7.347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6.247cm" svg:y="7.347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1.799cm" svg:y="8.563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2.611cm" svg:y="8.563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3.882cm" svg:y="8.563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4.694cm" svg:y="8.563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2" draw:layer="layout" svg:width="0.812cm" svg:height="0.635cm" svg:x="15.939cm" svg:y="8.563cm">
              <text:p text:style-name="P1"><text:span text:style-name="T1">for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1.27cm" svg:height="0.635cm" svg:x="16.751cm" svg:y="8.563cm">
              <text:p text:style-name="P1"><text:span text:style-name="T1">I/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0" draw:text-style-name="P3" draw:layer="layout" svg:width="6.066cm" svg:height="0.635cm" svg:x="3.951cm" svg:y="12.315cm">
          <text:p text:style-name="P1"><text:span text:style-name="T1">Preparing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84cm" svg:height="0.835cm" svg:x="1.254cm" svg:y="12.215cm">
          <draw:text-box>
            <text:p><text:span text:style-name="T2">Child</text:span></text:p>
          </draw:text-box>
        </draw:frame>
        <draw:frame draw:style-name="gr6" draw:text-style-name="P4" draw:layer="layout" svg:width="7.021cm" svg:height="0.835cm" svg:x="1.259cm" svg:y="9.817cm">
          <draw:text-box>
            <text:p><text:span text:style-name="T2">With a low ITR value</text:span></text:p>
          </draw:text-box>
        </draw:frame>
        <draw:g>
          <draw:custom-shape draw:style-name="gr11" draw:text-style-name="P2" draw:layer="layout" svg:width="0.224cm" svg:height="0.635cm" svg:x="10.017cm" svg:y="12.3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cm" svg:height="0.635cm" svg:x="10.241cm" svg:y="12.315cm">
            <text:p text:style-name="P1"><text:span text:style-name="T1">I/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2" draw:layer="layout" svg:width="0.224cm" svg:height="0.635cm" svg:x="11.511cm" svg:y="12.3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27cm" svg:height="0.635cm" svg:x="11.735cm" svg:y="12.315cm">
            <text:p text:style-name="P1"><text:span text:style-name="T1">···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2" draw:layer="layout" svg:width="0.224cm" svg:height="0.635cm" svg:x="5.221cm" svg:y="11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27cm" svg:height="0.635cm" svg:x="5.445cm" svg:y="11.099cm">
            <text:p text:style-name="P1"><text:span text:style-name="T1">I/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1.27cm" svg:height="0.635cm" svg:x="3.951cm" svg:y="11.099cm">
          <text:p text:style-name="P1"><text:span text:style-name="T1">f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28cm" svg:height="0.835cm" svg:x="1.254cm" svg:y="10.999cm">
          <draw:text-box>
            <text:p><text:span text:style-name="T2">Parent</text:span></text:p>
          </draw:text-box>
        </draw:frame>
        <draw:g>
          <draw:custom-shape draw:style-name="gr12" draw:text-style-name="P5" draw:layer="layout" svg:width="1.27cm" svg:height="0.635cm" svg:x="8.193cm" svg:y="11.099cm">
            <text:p text:style-name="P1"><text:span text:style-name="T1">DONE!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0.224cm" svg:height="0.635cm" svg:x="6.715cm" svg:y="11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27cm" svg:height="0.635cm" svg:x="6.939cm" svg:y="11.099cm">
            <text:p text:style-name="P1"><text:span text:style-name="T1">···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0:07:54.560040036</meta:creation-date>
    <dc:date>2021-04-03T20:36:08.727939143</dc:date>
    <meta:editing-duration>PT17M</meta:editing-duration>
    <meta:editing-cycles>6</meta:editing-cycles>
    <meta:generator>LibreOffice/6.4.6.2$Linux_X86_64 LibreOffice_project/40$Build-2</meta:generator>
    <meta:document-statistic meta:object-count="73"/>
  </office:meta>
</office:document-meta>
</file>